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aff95" officeooo:paragraph-rsid="000aff95"/>
    </style:style>
    <style:style style:name="P2" style:family="paragraph" style:parent-style-name="Standard">
      <style:text-properties style:font-name="Liberation Serif" fo:font-size="14pt" fo:language="zxx" fo:country="none" officeooo:paragraph-rsid="000aa818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style:font-name="Liberation Serif" fo:font-size="14pt" fo:language="zxx" fo:country="none" officeooo:rsid="000dffa1" officeooo:paragraph-rsid="000dffa1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style:font-name="Liberation Serif" fo:language="zxx" fo:country="none" officeooo:paragraph-rsid="000aa818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erif" fo:language="zxx" fo:country="none" officeooo:rsid="000aff95" officeooo:paragraph-rsid="000aff95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erif" fo:font-size="13pt" fo:language="zxx" fo:country="none" officeooo:paragraph-rsid="000aff95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style:font-name="Liberation Serif" fo:font-size="13pt" fo:language="zxx" fo:country="none" officeooo:rsid="000aff95" officeooo:paragraph-rsid="000aff95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text-properties fo:color="#94070a" style:font-name="Liberation Serif" officeooo:rsid="000aff95" officeooo:paragraph-rsid="000aff95"/>
    </style:style>
    <style:style style:name="P9" style:family="paragraph" style:parent-style-name="Standard">
      <style:text-properties fo:color="#94070a" style:font-name="Liberation Serif" officeooo:rsid="000c61b2" officeooo:paragraph-rsid="000c61b2"/>
    </style:style>
    <style:style style:name="P10" style:family="paragraph" style:parent-style-name="Standard">
      <style:text-properties fo:color="#94070a" style:font-name="Liberation Serif" fo:language="zxx" fo:country="none" officeooo:rsid="000dffa1" officeooo:paragraph-rsid="000dffa1" style:language-asian="zxx" style:country-asian="none" style:language-complex="zxx" style:country-complex="none"/>
    </style:style>
    <style:style style:name="P11" style:family="paragraph" style:parent-style-name="Standard">
      <style:text-properties fo:color="#94070a" style:font-name="Liberation Serif" fo:font-size="13pt" fo:language="zxx" fo:country="none" officeooo:rsid="000c61b2" officeooo:paragraph-rsid="000ce27b" style:font-size-asian="13pt" style:language-asian="zxx" style:country-asian="none" style:font-size-complex="13pt" style:language-complex="zxx" style:country-complex="none"/>
    </style:style>
    <style:style style:name="P12" style:family="paragraph" style:parent-style-name="Standard">
      <style:text-properties fo:color="#94070a" style:font-name="Liberation Serif" fo:font-size="13pt" fo:language="zxx" fo:country="none" officeooo:rsid="000c61b2" officeooo:paragraph-rsid="000c61b2" style:font-size-asian="13pt" style:language-asian="zxx" style:country-asian="none" style:font-size-complex="13pt" style:language-complex="zxx" style:country-complex="none"/>
    </style:style>
    <style:style style:name="P13" style:family="paragraph" style:parent-style-name="Standard">
      <style:text-properties fo:color="#94070a" style:font-name="Liberation Serif" fo:font-size="13pt" fo:language="zxx" fo:country="none" officeooo:rsid="000aff95" officeooo:paragraph-rsid="000aff95" style:font-size-asian="13pt" style:language-asian="zxx" style:country-asian="none" style:font-size-complex="13pt" style:language-complex="zxx" style:country-complex="none"/>
    </style:style>
    <style:style style:name="P14" style:family="paragraph" style:parent-style-name="Standard">
      <style:text-properties fo:color="#94070a" style:font-name="Liberation Serif" fo:font-size="13pt" fo:language="zxx" fo:country="none" officeooo:rsid="000aff95" officeooo:paragraph-rsid="000ec758" style:font-size-asian="13pt" style:language-asian="zxx" style:country-asian="none" style:font-size-complex="13pt" style:language-complex="zxx" style:country-complex="none"/>
    </style:style>
    <style:style style:name="P15" style:family="paragraph" style:parent-style-name="Standard">
      <style:text-properties fo:color="#94070a" style:font-name="Liberation Serif" fo:font-size="13pt" fo:language="zxx" fo:country="none" officeooo:paragraph-rsid="000aa818" style:font-size-asian="13pt" style:language-asian="zxx" style:country-asian="none" style:font-size-complex="13pt" style:language-complex="zxx" style:country-complex="none"/>
    </style:style>
    <style:style style:name="P16" style:family="paragraph" style:parent-style-name="Standard">
      <style:text-properties fo:color="#94070a" fo:font-size="13pt" fo:language="zxx" fo:country="none" officeooo:paragraph-rsid="000dffa1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>
      <style:text-properties fo:color="#94070a" fo:font-size="13pt" fo:language="zxx" fo:country="none" officeooo:rsid="000dffa1" officeooo:paragraph-rsid="000dffa1" style:font-size-asian="13pt" style:language-asian="zxx" style:country-asian="none" style:font-size-complex="13pt" style:language-complex="zxx" style:country-complex="none"/>
    </style:style>
    <style:style style:name="P18" style:family="paragraph" style:parent-style-name="Standard">
      <style:text-properties officeooo:paragraph-rsid="000dffa1"/>
    </style:style>
    <style:style style:name="P19" style:family="paragraph" style:parent-style-name="Standard">
      <style:text-properties fo:font-size="13pt" officeooo:paragraph-rsid="000dffa1" style:font-size-asian="13pt" style:font-size-complex="13pt"/>
    </style:style>
    <style:style style:name="P20" style:family="paragraph" style:parent-style-name="Standard">
      <style:text-properties fo:font-size="13pt" fo:font-style="normal" officeooo:rsid="000dffa1" officeooo:paragraph-rsid="000dffa1" style:font-size-asian="13pt" style:font-style-asian="normal" style:font-size-complex="13pt" style:font-style-complex="normal"/>
    </style:style>
    <style:style style:name="P21" style:family="paragraph" style:parent-style-name="Standard">
      <style:text-properties fo:color="#182f7c" style:font-name="Liberation Serif" fo:font-size="13pt" fo:language="zxx" fo:country="none" officeooo:rsid="000c61b2" officeooo:paragraph-rsid="000c61b2" style:font-size-asian="13pt" style:language-asian="zxx" style:country-asian="none" style:font-size-complex="13pt" style:language-complex="zxx" style:country-complex="non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94070a" style:font-name="Liberation Serif" fo:font-size="13pt" fo:language="zxx" fo:country="none" officeooo:rsid="000aff95" officeooo:paragraph-rsid="000aff95" style:font-size-asian="13pt" style:language-asian="zxx" style:country-asian="none" style:font-size-complex="13pt" style:language-complex="zxx" style:country-complex="none"/>
    </style:style>
    <style:style style:name="P23" style:family="paragraph" style:parent-style-name="Heading_20_1">
      <style:text-properties style:font-name="Liberation Serif" fo:font-size="13pt" fo:language="zxx" fo:country="none" fo:font-style="italic" fo:font-weight="bold" officeooo:rsid="000aff95" officeooo:paragraph-rsid="000aff95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/>
    </style:style>
    <style:style style:name="T1" style:family="text">
      <style:text-properties fo:font-size="13.5pt"/>
    </style:style>
    <style:style style:name="T2" style:family="text">
      <style:text-properties fo:font-size="13.5pt" fo:font-style="italic" style:font-style-asian="italic" style:font-style-complex="italic"/>
    </style:style>
    <style:style style:name="T3" style:family="text">
      <style:text-properties fo:font-size="13.5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5" style:family="text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6" style:family="text">
      <style:text-properties fo:font-size="13.5pt" officeooo:rsid="000ce27b"/>
    </style:style>
    <style:style style:name="T7" style:family="text">
      <style:text-properties fo:font-size="13.5pt" fo:language="zxx" fo:country="none" style:language-asian="zxx" style:country-asian="none" style:language-complex="zxx" style:country-complex="none"/>
    </style:style>
    <style:style style:name="T8" style:family="text">
      <style:text-properties fo:font-size="13.5pt" fo:language="zxx" fo:country="none" fo:font-style="normal" style:text-underline-style="solid" style:text-underline-width="auto" style:text-underline-color="font-color" fo:font-weight="normal" style:font-size-asian="13.5pt" style:language-asian="zxx" style:country-asian="none" style:font-style-asian="normal" style:font-weight-asian="normal" style:font-size-complex="13.5pt" style:language-complex="zxx" style:country-complex="none" style:font-style-complex="normal" style:font-weight-complex="normal"/>
    </style:style>
    <style:style style:name="T9" style:family="text">
      <style:text-properties officeooo:rsid="000aa818"/>
    </style:style>
    <style:style style:name="T10" style:family="text">
      <style:text-properties fo:color="#94070a" fo:font-size="13.5pt" officeooo:rsid="000aff95"/>
    </style:style>
    <style:style style:name="T11" style:family="text">
      <style:text-properties fo:color="#94070a" fo:font-size="13.5pt" fo:language="zxx" fo:country="none" style:language-asian="zxx" style:country-asian="none" style:language-complex="zxx" style:country-complex="none"/>
    </style:style>
    <style:style style:name="T12" style:family="text">
      <style:text-properties fo:color="#94070a" fo:font-size="13.5pt" fo:language="zxx" fo:country="none" officeooo:rsid="000ce27b" style:language-asian="zxx" style:country-asian="none" style:language-complex="zxx" style:country-complex="none"/>
    </style:style>
    <style:style style:name="T13" style:family="text">
      <style:text-properties fo:color="#94070a" fo:font-size="13.5pt" fo:language="zxx" fo:country="none" fo:font-weight="normal" style:font-size-asian="13.5pt" style:language-asian="zxx" style:country-asian="none" style:font-weight-asian="normal" style:font-size-complex="13.5pt" style:language-complex="zxx" style:country-complex="none" style:font-weight-complex="normal"/>
    </style:style>
    <style:style style:name="T14" style:family="text">
      <style:text-properties fo:color="#94070a" fo:font-size="13.5pt" fo:language="zxx" fo:country="none" fo:font-weight="normal" officeooo:rsid="000dffa1" style:font-size-asian="13.5pt" style:language-asian="zxx" style:country-asian="none" style:font-weight-asian="normal" style:font-size-complex="13.5pt" style:language-complex="zxx" style:country-complex="none" style:font-weight-complex="normal"/>
    </style:style>
    <style:style style:name="T15" style:family="text">
      <style:text-properties fo:color="#94070a" fo:font-size="13.5pt" fo:language="zxx" fo:country="none" fo:font-style="italic" fo:font-weight="normal" officeooo:rsid="000dffa1" style:font-size-asian="13.5pt" style:language-asian="zxx" style:country-asian="none" style:font-style-asian="italic" style:font-weight-asian="normal" style:font-size-complex="13.5pt" style:language-complex="zxx" style:country-complex="none" style:font-style-complex="italic" style:font-weight-complex="normal"/>
    </style:style>
    <style:style style:name="T16" style:family="text">
      <style:text-properties fo:color="#94070a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7" style:family="text">
      <style:text-properties fo:color="#94070a" fo:language="zxx" fo:country="none" fo:font-style="italic" fo:font-weight="normal" officeooo:rsid="000dffa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8" style:family="text">
      <style:text-properties fo:color="#94070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94070a" fo:language="zxx" fo:country="none" fo:font-weight="normal" officeooo:rsid="000dffa1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color="#94070a" fo:language="zxx" fo:country="none" style:language-asian="zxx" style:country-asian="none" style:language-complex="zxx" style:country-complex="none"/>
    </style:style>
    <style:style style:name="T21" style:family="text">
      <style:text-properties fo:color="#94070a" fo:language="zxx" fo:country="none" officeooo:rsid="000ce27b" style:language-asian="zxx" style:country-asian="none" style:language-complex="zxx" style:country-complex="none"/>
    </style:style>
    <style:style style:name="T22" style:family="text">
      <style:text-properties fo:color="#94070a" fo:font-size="13pt" fo:language="zxx" fo:country="none" fo:font-style="italic" fo:font-weight="normal" officeooo:rsid="000dffa1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23" style:family="text">
      <style:text-properties fo:color="#94070a" fo:font-size="13pt" fo:language="zxx" fo:country="non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24" style:family="text">
      <style:text-properties fo:color="#94070a" fo:font-size="13pt" fo:language="zxx" fo:country="none" fo:font-style="italic" fo:font-weight="bold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/>
    </style:style>
    <style:style style:name="T25" style:family="text">
      <style:text-properties fo:color="#94070a" fo:font-size="13pt" fo:language="zxx" fo:country="none" fo:font-style="italic" style:text-underline-style="solid" style:text-underline-width="auto" style:text-underline-color="font-color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26" style:family="text">
      <style:text-properties fo:color="#94070a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7" style:family="text">
      <style:text-properties fo:color="#94070a" fo:font-size="13pt" fo:language="zxx" fo:country="none" officeooo:rsid="000ce27b" style:font-size-asian="13pt" style:language-asian="zxx" style:country-asian="none" style:font-size-complex="13pt" style:language-complex="zxx" style:country-complex="none"/>
    </style:style>
    <style:style style:name="T28" style:family="text">
      <style:text-properties fo:color="#94070a" fo:font-size="13pt" fo:language="zxx" fo:country="none" officeooo:rsid="000ec758" style:font-size-asian="13pt" style:language-asian="zxx" style:country-asian="none" style:font-size-complex="13pt" style:language-complex="zxx" style:country-complex="none"/>
    </style:style>
    <style:style style:name="T29" style:family="text">
      <style:text-properties fo:color="#94070a" officeooo:rsid="000aff95"/>
    </style:style>
    <style:style style:name="T30" style:family="text">
      <style:text-properties fo:color="#94070a" officeooo:rsid="0010b11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officeooo:rsid="000ce27b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fo:language="zxx" fo:country="none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7" style:family="text">
      <style:text-properties style:font-name="Liberation Serif" fo:font-size="13.5pt" fo:font-style="normal" fo:font-weight="normal" officeooo:rsid="000dffa1" style:font-size-asian="13.5pt" style:font-style-asian="normal" style:font-weight-asian="normal" style:font-size-complex="13.5pt" style:font-style-complex="normal" style:font-weight-complex="normal"/>
    </style:style>
    <style:style style:name="T38" style:family="text">
      <style:text-properties style:font-name="Liberation Serif" fo:font-style="normal" fo:font-weight="normal" officeooo:rsid="000dffa1" style:font-style-asian="normal" style:font-weight-asian="normal" style:font-style-complex="normal" style:font-weight-complex="normal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41" style:family="text">
      <style:text-properties fo:font-size="13pt" fo:language="zxx" fo:country="none" officeooo:rsid="000ec758" style:font-size-asian="13pt" style:language-asian="zxx" style:country-asian="none" style:font-size-complex="13pt" style:language-complex="zxx" style:country-complex="none"/>
    </style:style>
    <style:style style:name="T42" style:family="text">
      <style:text-properties fo:font-size="13pt" fo:language="zxx" fo:country="none" fo:font-style="normal" style:text-underline-style="solid" style:text-underline-width="auto" style:text-underline-color="font-color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43" style:family="text">
      <style:text-properties officeooo:rsid="000ec758"/>
    </style:style>
    <style:style style:name="T44" style:family="text">
      <style:text-properties fo:color="#0d1f63"/>
    </style:style>
    <style:style style:name="T45" style:family="text">
      <style:text-properties fo:color="#0d1f63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46" style:family="text">
      <style:text-properties fo:color="#0d1f63" fo:font-size="13pt" fo:language="zxx" fo:country="none" officeooo:rsid="000ec758" style:font-size-asian="13pt" style:language-asian="zxx" style:country-asian="none" style:font-size-complex="13pt" style:language-complex="zxx" style:country-complex="none"/>
    </style:style>
    <style:style style:name="T47" style:family="text">
      <style:text-properties fo:color="#0d1f63" officeooo:rsid="000ec758"/>
    </style:style>
    <style:style style:name="T48" style:family="text">
      <style:text-properties fo:color="#182f7c"/>
    </style:style>
    <style:style style:name="T49" style:family="text">
      <style:text-properties fo:color="#182f7c" officeooo:rsid="000ec758"/>
    </style:style>
    <style:style style:name="T50" style:family="text">
      <style:text-properties fo:color="#182f7c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51" style:family="text">
      <style:text-properties fo:color="#182f7c" fo:font-size="13pt" fo:language="zxx" fo:country="none" fo:font-style="normal" style:text-underline-style="solid" style:text-underline-width="auto" style:text-underline-color="font-color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52" style:family="text">
      <style:text-properties fo:color="#182f7c"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FA <text:span text:style-name="T9">METODOLOGIA DE PESQUISA -</text:span> AULA 05 <text:span text:style-name="T9">Data: </text:span>05/05/20<text:span text:style-name="T9">20</text:span> </text:p>
      <text:p text:style-name="P2"/>
      <text:p text:style-name="P3">Fernanda Pinheiro Reis – RA: 1110481823022</text:p>
      <text:p text:style-name="P2"/>
      <text:p text:style-name="P2"><text:span text:style-name="T9">1- D</text:span>entro do buscador da Scielo, procure ao menos 6 refer<text:span text:style-name="T9">ê</text:span>ncias sobre uso de IA na busca de remédios para tratar o Covid 19.</text:p>
      <text:p text:style-name="P6"><text:span text:style-name="T29"/></text:p>
      <text:p text:style-name="P6"><text:span text:style-name="T29">R: A maioria dos artigos </text:span><text:span text:style-name="T30">foi encontrada</text:span><text:span text:style-name="T29"> no buscador Google Academics.</text:span></text:p>
      <text:p text:style-name="P13"/>
      <text:p text:style-name="P22">1- <text:bookmark text:name="page-title1"/><text:span text:style-name="T32">AI-assisted CT imaging analysis for COVID-19 screening: Building and deploying a medical AI system in four weeks</text:span></text:p>
      <text:p text:style-name="P8"><text:a xlink:type="simple" xlink:href="https://www.thelancet.com/journals/landig/article/PIIS2589-7500(20)300546/fulltext" text:style-name="Internet_20_link" text:visited-style-name="Visited_20_Internet_20_Link"><text:span text:style-name="T40">https://www.thelancet.com/journals/landig/article/PIIS2589-7500(20)300546/fulltext</text:span></text:a></text:p>
      <text:p text:style-name="P15"/>
      <text:p text:style-name="P1"><text:span text:style-name="T26">2-</text:span><text:bookmark text:name="page-title"/><text:span text:style-name="T26"> </text:span><text:span text:style-name="T24">COVID-19 diagnosis prediction in emergency care patients: a machine learning approach</text:span></text:p>
      <text:p text:style-name="P14"><text:a xlink:type="simple" xlink:href="https://www.medrxiv.org/content/10.1101/2020.04.04.20052092v2" text:style-name="Internet_20_link" text:visited-style-name="Visited_20_Internet_20_Link"><text:span text:style-name="T48">https://www.medrxiv.org/content/10.1101/2020.04.04.20052092v</text:span></text:a><text:a xlink:type="simple" xlink:href="https://www.medrxiv.org/content/10.1101/2020.04.04.20052092v2" text:style-name="Internet_20_link" text:visited-style-name="Visited_20_Internet_20_Link"><text:span text:style-name="T49">2</text:span></text:a></text:p>
      <text:p text:style-name="P14"><text:span text:style-name="T47"/></text:p>
      <text:p text:style-name="P12">3-<text:span text:style-name="T31"> </text:span><text:span text:style-name="T32">COVID-19 and artificial intelligence: protecting health-care workers and curbing the spread</text:span></text:p>
      <text:p text:style-name="P9"><text:a xlink:type="simple" xlink:href="https://www.thelancet.com/journals/landig/article/PIIS2589-7500(20)300546/fulltext" text:style-name="Internet_20_link" text:visited-style-name="Visited_20_Internet_20_Link"><text:span text:style-name="T50">https://www.thelancet.com/journals/landig/article/PIIS2589-7500(20)300546/fulltext</text:span></text:a></text:p>
      <text:p text:style-name="P12"/>
      <text:p text:style-name="P12">4- <text:span text:style-name="T32">Identification of COVID-19 can be quicker through artificial intelligence framework using a mobile phone–based survey when cities and towns are under quarantine</text:span></text:p>
      <text:p text:style-name="P9"><text:a xlink:type="simple" xlink:href="https://www.cambridge.org/core/journals/infection-control-and-hospital-epidemiology/article/identification-of-covid19-can-be-quicker-through-artificial-intelligence-framework-using-a-mobile-phonebased-survey-in-the-populations-when-citiestowns-are-under-quarantine/7151059680918EF9B8CDBCC4EF19C292" text:style-name="Internet_20_link" text:visited-style-name="Visited_20_Internet_20_Link"><text:span text:style-name="T50">https://www.cambridge.org/core/journals/infection-control-and-hospital-epidemiology/article/identification-of-covid19-can-be-quicker-through-artificial-intelligence-framework-using-a-mobile-phonebased-survey-in-the-populations-when-citiestowns-are-under-quarantine/7151059680918EF9B8CDBCC4EF19C292</text:span></text:a></text:p>
      <text:p text:style-name="P12"/>
      <text:p text:style-name="P12">5- <text:span text:style-name="T32">Artificial intelligence and machine learning to fight COVID-19</text:span></text:p>
      <text:p text:style-name="P9"><text:a xlink:type="simple" xlink:href="https://journals.physiology.org/doi/full/10.1152/physiolgenomics.00029.2020" text:style-name="Internet_20_link" text:visited-style-name="Visited_20_Internet_20_Link"><text:span text:style-name="T50">https://journals.physiology.org/doi/full/10.1152/physiolgenomics.00029.2020</text:span></text:a></text:p>
      <text:p text:style-name="P21"/>
      <text:p text:style-name="P12">6- <text:span text:style-name="T32">Potential COVID-2019 3C-like Protease Inhibitors Designed UsingGenerative Deep Learning Approaches</text:span></text:p>
      <text:p text:style-name="P9"><text:a xlink:type="simple" xlink:href="https://s3-eu-west-1.amazonaws.com/itempdf74155353254prod/11829102/Potential_COVID-2019_3C-like_Protease_Inhibitors_Designed_Using_Generative_Deep_Learning_Approaches_v2.pdf" text:style-name="Internet_20_link" text:visited-style-name="Visited_20_Internet_20_Link"><text:span text:style-name="T51">https://s3-eu-west-1.amazonaws.com/itempdf74155353254prod/11829102/Potential_COVID-2019_3C-like_Protease_Inhibitors_Designed_Using_Generative_Deep_Learning_Approaches_v2.pdf</text:span></text:a></text:p>
      <text:p text:style-name="P12"><text:span text:style-name="T32"/></text:p>
      <text:p text:style-name="P7"/>
      <text:p text:style-name="P7">Link interessante:</text:p>
      <text:h text:style-name="P23" text:outline-level="1">Inteligência artificial pode prever diagnóstico de covid-19</text:h>
      <text:p text:style-name="P5"><text:a xlink:type="simple" xlink:href="https://jornal.usp.br/ciencias/inteligencia-artificial-pode-prever-diagnostico-de-covid-19/" text:style-name="Internet_20_link" text:visited-style-name="Visited_20_Internet_20_Link"><text:span text:style-name="T52">https://jornal.usp.br/ciencias/inteligencia-artificial-pode-prever-diagnostico-de-covid-19/</text:span></text:a></text:p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oft-page-break/>2 –na última página da aula, temos uma relação de jornais técnicos sobre ADS. Escolha um deles , identifique “guia de autores” com as regras para envio de artigos.</text:p>
      <text:p text:style-name="P4"><text:span text:style-name="T1"/></text:p>
      <text:p text:style-name="P11"><text:span text:style-name="T34">R:</text:span> </text:p>
      <text:p text:style-name="P16"><text:span text:style-name="T38">Para realizar a atividade, consultei a iSys, </text:span><text:span text:style-name="T33">Revista Brasileira de Sistemas de Informação.</text:span></text:p>
      <text:p text:style-name="P17"><text:span text:style-name="T33">Ao acessar a aba de "informações para Autores", o seguinte texto é exibido:</text:span></text:p>
      <text:p text:style-name="P17"><text:span text:style-name="T33"/></text:p>
      <text:p text:style-name="P18"><text:span text:style-name="T22">"</text:span><text:span text:style-name="T23">Deseja enviar contribuições à revista? Convidamos todos a conferir a seção Sobre a Revista e ler as políticas de seleção, bem como as </text:span><text:span text:style-name="T25">Diretrizes para Autores</text:span><text:span text:style-name="T23">. É necessário que os autores se cadastrem no sistema antes de submeter um novo artigo; caso já tenha sido cadastrado ou publicado anteriormente basta acessar o sistema e iniciar o processo dos 5 passos de de submissão.</text:span><text:span text:style-name="T22">"</text:span></text:p>
      <text:p text:style-name="P19"><text:span text:style-name="T17"/></text:p>
      <text:p text:style-name="P20"><text:span text:style-name="T19">A</text:span><text:span text:style-name="T18">o clicar em "Diretrizes para Autores" somos redirecionados a outra página contendo um link para um arquivo pdf (o qual também anexei ao e-mail) repleto de informações relevantes sobre formatação, como escritas de cabeçalho, tamanho de fontes para texto, títulos, entre outras.</text:span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0:23:01.848110634</meta:creation-date>
    <dc:date>2020-05-05T21:56:15.750363513</dc:date>
    <meta:editing-duration>PT22M1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312" meta:character-count="2843" meta:non-whitespace-character-count="2554"/>
  </office:meta>
</office:document-meta>
</file>